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fo:break-before="column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 style:list-style-name="L1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2.552in"/>
          <style:tab-stop style:position="2.9689in"/>
        </style:tab-stops>
      </style:paragraph-properties>
    </style:style>
    <style:style style:name="P10" style:family="paragraph" style:parent-style-name="Standard" style:list-style-name="L2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>
        <style:tab-stops>
          <style:tab-stop style:position="2.5417in"/>
          <style:tab-stop style:position="4.4791in"/>
        </style:tab-stops>
      </style:paragraph-properties>
    </style:style>
    <style:style style:name="P12" style:family="paragraph" style:parent-style-name="Standard">
      <style:paragraph-properties fo:text-align="start" style:justify-single-word="false">
        <style:tab-stops/>
      </style:paragraph-properties>
    </style:style>
    <style:style style:name="Sect1" style:family="section">
      <style:section-properties text:dont-balance-text-columns="true" style:editable="false">
        <style:columns fo:column-count="2">
          <style:column-sep style:width="0.0008in" style:color="#000000" style:height="100%" style:vertical-align="middle"/>
          <style:column style:rel-width="3746*" fo:start-indent="0in" fo:end-indent="0.1in"/>
          <style:column style:rel-width="7054*" fo:start-indent="0.1in" fo:end-indent="0in"/>
        </style:columns>
      </style:section-properties>
    </style:style>
    <text:list-style style:name="L1">
      <text:list-level-style-bullet text:level="1" text:style-name="Bullet_20_Symbols" style:num-suffix="." text:bullet-char="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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[NAME]</text:p>
      <text:p text:style-name="P2">[Address]</text:p>
      <text:p text:style-name="P2">[City, State Zip]</text:p>
      <text:p text:style-name="P2">[Phone Number]</text:p>
      <text:p text:style-name="P2">[Email]</text:p>
      <text:p text:style-name="Horizontal_20_Line"/>
      <text:p text:style-name="P2"/>
      <text:section text:style-name="Sect1" text:name="Section1">
        <text:p text:style-name="P3">OBJECTIVE</text:p>
        <text:p text:style-name="P4"/>
        <text:p text:style-name="P3">QUALIFICATIONS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3">PROFESSIONAL EXPERIENCE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3">TECHNICAL INTRESTS &amp; HOBBIES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3">EDUCATION</text:p>
        <text:p text:style-name="P4"/>
        <text:p text:style-name="P4"/>
        <text:p text:style-name="P4"/>
        <text:p text:style-name="P4"/>
        <text:p text:style-name="P4"/>
        <text:p text:style-name="P3">REFERENCE</text:p>
        <text:p text:style-name="P2"/>
        <text:p text:style-name="P5"/>
        <text:p text:style-name="P6">[Objective]</text:p>
        <text:p text:style-name="P6"/>
        <text:list text:style-name="L1">
          <text:list-header>
            <text:p text:style-name="P7"/>
          </text:list-header>
          <text:list-item>
            <text:p text:style-name="P7">Proficient with computers</text:p>
          </text:list-item>
          <text:list-item>
            <text:p text:style-name="P7">Knowledgeable and skilled with network technology</text:p>
          </text:list-item>
          <text:list-item>
            <text:p text:style-name="P7">Professional customer service</text:p>
          </text:list-item>
          <text:list-item>
            <text:p text:style-name="P7">Bilingual</text:p>
          </text:list-item>
          <text:list-item>
            <text:p text:style-name="P7">Skilled with Linux</text:p>
          </text:list-item>
          <text:list-item>
            <text:p text:style-name="P7">Three years of experience within Redhat</text:p>
          </text:list-item>
          <text:list-item>
            <text:p text:style-name="P7">Capable of working independently and also collectively</text:p>
          </text:list-item>
        </text:list>
        <text:p text:style-name="P6"/>
        <text:p text:style-name="P6"/>
        <text:p text:style-name="P6"/>
        <text:p text:style-name="P6"/>
        <text:p text:style-name="P8">[Position Title]</text:p>
        <text:p text:style-name="P9">[Company] <text:s text:c="14"/><text:tab/>[City, State] <text:s text:c="25"/>[year]</text:p>
        <text:list text:style-name="L2">
          <text:list-item>
            <text:p text:style-name="P10">Experience 1</text:p>
          </text:list-item>
          <text:list-item>
            <text:p text:style-name="P10">Experience 2</text:p>
          </text:list-item>
          <text:list-item>
            <text:p text:style-name="P10">Experience 3</text:p>
          </text:list-item>
          <text:list-item>
            <text:p text:style-name="P10">Experience 4</text:p>
          </text:list-item>
        </text:list>
        <text:p text:style-name="P6"/>
        <text:p text:style-name="P6"/>
        <text:p text:style-name="P6"/>
        <text:list text:style-name="L2">
          <text:list-item text:start-value="1">
            <text:p text:style-name="P10">Licensed by the FCC as an amateur radio operator</text:p>
          </text:list-item>
          <text:list-item>
            <text:p text:style-name="P10">Operate both Windows and Unix based (Linux) systems</text:p>
          </text:list-item>
          <text:list-item>
            <text:p text:style-name="P10">Blogger</text:p>
          </text:list-item>
          <text:list-item>
            <text:p text:style-name="P10">C++ developer</text:p>
          </text:list-item>
          <text:list-item>
            <text:p text:style-name="P10">Experienced with web publishing</text:p>
          </text:list-item>
          <text:list-item>
            <text:p text:style-name="P10">Strong advocate of Open Source Software (OSS)</text:p>
          </text:list-item>
          <text:list-item>
            <text:p text:style-name="P10">Learning American Sign Language</text:p>
          </text:list-item>
        </text:list>
        <text:p text:style-name="P6"/>
        <text:p text:style-name="P6"/>
        <text:p text:style-name="P11">[School name]<text:tab/>[City, State] <text:s text:c="25"/>[year]</text:p>
        <text:p text:style-name="P6"/>
        <text:p text:style-name="P12">[School name] <text:s text:c="19"/><text:tab/> <text:s text:c="3"/>[City, State] <text:s text:c="25"/>[year] <text:s/></text:p>
        <text:p text:style-name="P6"/>
        <text:p text:style-name="P6"/>
        <text:p text:style-name="P6"/>
        <text:p text:style-name="P6">Available upon request</text:p>
        <text:p text:style-name="P6"/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creation-date>2006-11-02T20:10:50</meta:creation-date>
    <dc:date>2006-11-02T21:34:43</dc:date>
    <meta:print-date>2006-11-02T20:12:50</meta:print-date>
    <dc:language>en-US</dc:language>
    <meta:editing-cycles>22</meta:editing-cycles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5" meta:word-count="109" meta:character-count="905"/>
  </office:meta>
</office:document-meta>
</file>